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b7f" officeooo:paragraph-rsid="00056b7f"/>
    </style:style>
    <style:style style:name="P2" style:family="paragraph" style:parent-style-name="Standard">
      <style:paragraph-properties fo:text-align="center" style:justify-single-word="false"/>
      <style:text-properties officeooo:rsid="00056b7f" officeooo:paragraph-rsid="00056b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56b7f" officeooo:paragraph-rsid="00056b7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56b7f" officeooo:paragraph-rsid="0007b69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608d0" officeooo:paragraph-rsid="000608d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8a607" officeooo:paragraph-rsid="0008a60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officeooo:rsid="0009a0ef" officeooo:paragraph-rsid="0009a0ef"/>
    </style:style>
    <style:style style:name="P8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/>
      <style:text-properties fo:font-size="10pt" officeooo:rsid="0008a607" officeooo:paragraph-rsid="0008a607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fo:font-size="10pt" officeooo:rsid="0008a607" officeooo:paragraph-rsid="0008a607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fo:font-size="10pt" officeooo:rsid="0008a607" officeooo:paragraph-rsid="0009a0e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style:font-name="Liberation Serif" fo:font-size="10pt" officeooo:rsid="0008a607" officeooo:paragraph-rsid="0009a0ef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/>
      <style:text-properties fo:font-size="10pt" officeooo:rsid="0008a607" officeooo:paragraph-rsid="0009a0ef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0608d0"/>
    </style:style>
    <style:style style:name="T3" style:family="text">
      <style:text-properties officeooo:rsid="0007b69b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9a0ef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08a6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y Barnes</text:p>
      <text:p text:style-name="P1">ECE 375 / R 10am-12pm</text:p>
      <text:p text:style-name="P1">February 9<text:span text:style-name="T1">th</text:span>, 2017</text:p>
      <text:p text:style-name="P2"/>
      <text:p text:style-name="P2">Lab 5 Prelab</text:p>
      <text:p text:style-name="P2"/>
      <text:list xml:id="list8527494625469751481" text:style-name="L1">
        <text:list-item>
          <text:p text:style-name="P3">Add, subtract, and multiply operations:</text:p>
          <text:list>
            <text:list-item>
              <text:p text:style-name="P3">ADC – <text:span text:style-name="T2">adds two 8-bit registers and adds the carry bit</text:span></text:p>
            </text:list-item>
            <text:list-item>
              <text:p text:style-name="P3">ADD – <text:span text:style-name="T2">adds two 8-bit registers without considering carry bit</text:span></text:p>
            </text:list-item>
            <text:list-item>
              <text:p text:style-name="P3">ADIW – <text:span text:style-name="T2">adds a 6-bit constant to a 16-bit register pair</text:span></text:p>
            </text:list-item>
            <text:list-item>
              <text:p text:style-name="P5">DEC – decreases an 8-bit register by 1</text:p>
            </text:list-item>
            <text:list-item>
              <text:p text:style-name="P3">FMUL – <text:span text:style-name="T2">multiplies two 8-bit registers as unsigned fractional numbers</text:span></text:p>
            </text:list-item>
            <text:list-item>
              <text:p text:style-name="P3">FMULS – <text:span text:style-name="T2">multiplies two 8-bit registers as signed fractional numbers</text:span></text:p>
            </text:list-item>
            <text:list-item>
              <text:p text:style-name="P3">FMULSU – <text:span text:style-name="T2">multiplies two 8-bit registers with one as a signed fractional number and the other as an unsigned fractional number</text:span></text:p>
            </text:list-item>
            <text:list-item>
              <text:p text:style-name="P3">INC – <text:span text:style-name="T2">increases an 8-bit register by 1</text:span></text:p>
            </text:list-item>
            <text:list-item>
              <text:p text:style-name="P3">MUL – <text:span text:style-name="T2">multiplies two 8-bit registers as unsigned numbers</text:span></text:p>
            </text:list-item>
            <text:list-item>
              <text:p text:style-name="P3">MULS – <text:span text:style-name="T3">multiplies two 8-bit registers as signed numbers</text:span></text:p>
            </text:list-item>
            <text:list-item>
              <text:p text:style-name="P4">MULSU – <text:span text:style-name="T2">multiplies two 8-bit registers with one as a signed number and the other as an unsigned number</text:span></text:p>
            </text:list-item>
            <text:list-item>
              <text:p text:style-name="P3">SBC – <text:span text:style-name="T3">subtracts two 8-bit registers and subtracts the carry bit</text:span></text:p>
            </text:list-item>
            <text:list-item>
              <text:p text:style-name="P3">SBCI – <text:span text:style-name="T3">subtracts an 8-bit constant from an 8-bit register and subtracts the carry bit</text:span></text:p>
            </text:list-item>
            <text:list-item>
              <text:p text:style-name="P3">SBIW – <text:span text:style-name="T3">subtracts a 6-bit constant from a 16-bit register pair</text:span></text:p>
            </text:list-item>
            <text:list-item>
              <text:p text:style-name="P5">SUB – <text:span text:style-name="T3">subtracts two 8-bit registers without the carry bit</text:span></text:p>
            </text:list-item>
            <text:list-item>
              <text:p text:style-name="P5">SUBI – <text:span text:style-name="T3">subtracts an 8-bit constant from an 8-bit register without the carry bit</text:span></text:p>
            </text:list-item>
          </text:list>
        </text:list-item>
        <text:list-item>
          <text:p text:style-name="P6">Pseudocode for 16-bit add from data memory:</text:p>
        </text:list-item>
      </text:list>
      <text:p text:style-name="P8"><text:tab/><text:span text:style-name="T4">Load to registers from $0111, $0110, $0121, $0120</text:span></text:p>
      <text:p text:style-name="P9"><text:span text:style-name="T4"><text:tab/>Add registers with data from $0110, $0120</text:span></text:p>
      <text:p text:style-name="P9"><text:span text:style-name="T4"><text:tab/>Add with carry registers with data from $0111, $0121</text:span></text:p>
      <text:p text:style-name="P9"><text:span text:style-name="T4"><text:tab/>Store first result in $0100</text:span></text:p>
      <text:p text:style-name="P9"><text:span text:style-name="T4"><text:tab/>Store second result in $0101</text:span></text:p>
      <text:list xml:id="list205021977694089" text:continue-numbering="true" text:style-name="L1">
        <text:list-item>
          <text:p text:style-name="P7">Pseudocode for 16-bit subtract from data memory:</text:p>
        </text:list-item>
      </text:list>
      <text:p text:style-name="P12"><text:tab/><text:span text:style-name="T4">Load to registers from $0111, $0110, $0121, $0120</text:span></text:p>
      <text:p text:style-name="P10"><text:span text:style-name="T4"><text:tab/></text:span><text:span text:style-name="T5">Subtract the $0110 data register from the $0120 data register</text:span></text:p>
      <text:p text:style-name="P10"><text:span text:style-name="T4"><text:tab/></text:span><text:span text:style-name="T5">Subtract with carry the $0111 data register from the $0121 data register</text:span></text:p>
      <text:p text:style-name="P10"><text:span text:style-name="T4"><text:tab/>Store first result in $0100</text:span></text:p>
      <text:p text:style-name="P11"><text:span text:style-name="T4"><text:tab/>Store second result in $01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9:52:55.917196108</meta:creation-date>
    <dc:date>2017-02-08T20:50:21.822187751</dc:date>
    <meta:editing-duration>PT4M34S</meta:editing-duration>
    <meta:editing-cycles>1</meta:editing-cycles>
    <meta:document-statistic meta:table-count="0" meta:image-count="0" meta:object-count="0" meta:page-count="1" meta:paragraph-count="33" meta:word-count="296" meta:character-count="1736" meta:non-whitespace-character-count="1466"/>
    <meta:generator>LibreOffice/5.1.4.2$Linux_X86_64 LibreOffice_project/10m0$Build-2</meta:generator>
  </office:meta>
</office:document-meta>
</file>